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ber of processors</text:p>
          </table:table-cell>
          <table:table-cell table:style-name="Default" office:value-type="string">
            <text:p>Number of elements</text:p>
          </table:table-cell>
          <table:table-cell office:value-type="string">
            <text:p>Time (seconds)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 * 10^6</text:p>
          </table:table-cell>
          <table:table-cell office:value-type="float" office:value="3.761663">
            <text:p>3.761663</text:p>
          </table:table-cell>
          <table:table-cell table:formula="of:=[.$C$2]/[.C2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6 * 10^6</text:p>
          </table:table-cell>
          <table:table-cell office:value-type="float" office:value="2.310952">
            <text:p>2.310952</text:p>
          </table:table-cell>
          <table:table-cell table:formula="of:=[.$C$2]/[.C3]" office:value-type="float" office:value="1.62775470888188">
            <text:p>1.62775470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6 * 10^6</text:p>
          </table:table-cell>
          <table:table-cell office:value-type="float" office:value="1.152078">
            <text:p>1.152078</text:p>
          </table:table-cell>
          <table:table-cell table:formula="of:=[.$C$2]/[.C4]" office:value-type="float" office:value="3.26511139002741">
            <text:p>3.265111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6 * 10^6</text:p>
          </table:table-cell>
          <table:table-cell office:value-type="float" office:value="0.795436">
            <text:p>0.795436</text:p>
          </table:table-cell>
          <table:table-cell table:formula="of:=[.$C$2]/[.C5]" office:value-type="float" office:value="4.72905802603855">
            <text:p>4.7290580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6 * 10^6</text:p>
          </table:table-cell>
          <table:table-cell office:value-type="float" office:value="0.652317">
            <text:p>0.652317</text:p>
          </table:table-cell>
          <table:table-cell table:formula="of:=[.$C$2]/[.C6]" office:value-type="float" office:value="5.76661807066196">
            <text:p>5.766618070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8 * 10^6</text:p>
          </table:table-cell>
          <table:table-cell office:value-type="float" office:value="33.85295">
            <text:p>33.85295</text:p>
          </table:table-cell>
          <table:table-cell table:formula="of:=[.$C$8]/[.C8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28 * 10^6</text:p>
          </table:table-cell>
          <table:table-cell office:value-type="float" office:value="20.901298">
            <text:p>20.901298</text:p>
          </table:table-cell>
          <table:table-cell table:formula="of:=[.$C$8]/[.C9]" office:value-type="float" office:value="1.61965778393284">
            <text:p>1.6196577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28 * 10^6</text:p>
          </table:table-cell>
          <table:table-cell office:value-type="float" office:value="12.928205">
            <text:p>12.928205</text:p>
          </table:table-cell>
          <table:table-cell table:formula="of:=[.$C$8]/[.C10]" office:value-type="float" office:value="2.61853443691526">
            <text:p>2.61853443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28 * 10^6</text:p>
          </table:table-cell>
          <table:table-cell office:value-type="float" office:value="8.868136">
            <text:p>8.868136</text:p>
          </table:table-cell>
          <table:table-cell table:formula="of:=[.$C$8]/[.C11]" office:value-type="float" office:value="3.81736928707453">
            <text:p>3.817369287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28 * 10^6</text:p>
          </table:table-cell>
          <table:table-cell office:value-type="float" office:value="4.701569">
            <text:p>4.701569</text:p>
          </table:table-cell>
          <table:table-cell table:formula="of:=[.$C$8]/[.C12]" office:value-type="float" office:value="7.20035162729719">
            <text:p>7.20035162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56 * 10^6</text:p>
          </table:table-cell>
          <table:table-cell office:value-type="float" office:value="70.269202">
            <text:p>70.269202</text:p>
          </table:table-cell>
          <table:table-cell table:formula="of:=[.$C$14]/[.C14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56 * 10^6</text:p>
          </table:table-cell>
          <table:table-cell office:value-type="float" office:value="43.450281">
            <text:p>43.450281</text:p>
          </table:table-cell>
          <table:table-cell table:formula="of:=[.$C$14]/[.C15]" office:value-type="float" office:value="1.61723239488371">
            <text:p>1.61723239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56 * 10^6</text:p>
          </table:table-cell>
          <table:table-cell office:value-type="float" office:value="21.466786">
            <text:p>21.466786</text:p>
          </table:table-cell>
          <table:table-cell table:formula="of:=[.$C$14]/[.C16]" office:value-type="float" office:value="3.27339183425036">
            <text:p>3.27339183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56 * 10^6</text:p>
          </table:table-cell>
          <table:table-cell office:value-type="float" office:value="18.500435">
            <text:p>18.500435</text:p>
          </table:table-cell>
          <table:table-cell table:formula="of:=[.$C$14]/[.C17]" office:value-type="float" office:value="3.79824593313617">
            <text:p>3.79824593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56 * 10^6</text:p>
          </table:table-cell>
          <table:table-cell office:value-type="float" office:value="12.257924">
            <text:p>12.257924</text:p>
          </table:table-cell>
          <table:table-cell table:formula="of:=[.$C$14]/[.C18]" office:value-type="float" office:value="5.73255324474193">
            <text:p>5.7325532447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2/19/2014</text:date>, <text:time>21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20:49:15.82</meta:creation-date>
    <dc:date>2014-02-19T21:02:54.17</dc:date>
    <meta:editing-duration>PT13M42S</meta:editing-duration>
    <meta:editing-cycles>1</meta:editing-cycles>
    <meta:document-statistic meta:table-count="3" meta:cell-count="64" meta:object-count="0"/>
    <meta:generator>OpenOffice.org/3.4.1$Win32 OpenOffice.org_project/341m1$Build-9593</meta:generator>
  </office:meta>
</office:document-meta>
</file>